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fRunData.getIndex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setIndexWriter( IndexWriter index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setDirectory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PerfRunData( 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erfRunData.resetInpu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fRunData.setIndexReader( IndexReader index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get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getQueryMaker( ReadTask readTas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fRunData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getStart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setStart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fRunData.reinit( boolean erase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erfRunData.get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getDoc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RunData.get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